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hadow="none"/>
      <style:text-properties style:font-name="Arial" style:text-underline-style="none"/>
    </style:style>
    <style:style style:name="P2" style:family="paragraph" style:parent-style-name="Standard">
      <style:paragraph-properties fo:line-height="150%" style:shadow="non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line-height="150%" style:shadow="none"/>
      <style:text-properties style:font-name="Arial"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schreibung der Datenbank</text:p>
      <text:p text:style-name="P1">Die Datenbank heißt est-quiz und hat 15 Tabellen. 13 davon enthalten die Fragen mit den Antwortmöglichkeiten. Sie sind nach dem gleichen Schema aufgebaut. Zuerst kommt die id, welche auto_increment ist, d.h. sie erhöht sich automatisch sobald ein neuer Eintrag in die Tabelle geschrieben wird. Die id ist von Datentyp int und auf 11 Stellen beschränkt. Darauf folgt question, diese Spalte enthält die Frage. Question ist vom Datentyp ein Longtext. Nun folgt die right_answer, welche von Datentyp varchar ist und auf eine Länge von 255 Zeichen beschränkt ist. Nun folgen noch wrong_answer_1, wrong_answer_2, wrong_answer_3 welche nach dem gleichen Schema aufgebaut sind wie right_answer. Die verschiedenen Tabellenname der Themen sind art, bible, eating, freetime, geography, history, movies, music, nature, politics, science, series und technology. </text:p>
      <text:p text:style-name="P1">Dann gibt es noch die Tabelle submit, sie enthält die Fragen die ein Benutzer eingereicht hat, welche jedoch noch nicht von einem Administrator in die Datenbank eingefügt wurden. Die Spalten id, question, right_answer, wrong_answer_1, wrong_answer_2, wrong_answer_3 sind gleich aufgebaut, wie der Tabellen der Themen. Noch folgen die Spalten topic und eingereichteid. Die Spalte topic ist von Datentyp varchar und auf 255 Zeichen begrenzt und die Spalte eingerichteid ist int und auf 255 Stellen begrenzt.</text:p>
      <text:p text:style-name="P1">Zuletzt folgt noch die user Tabelle, hier werden alle Nutzerdaten gespeichert. Zuerst gibt es die Spalte id, diese ist auto_increment, der Datentyp int und die Länge auf 11 Zeichen beschränkt.</text:p>
      <text:p text:style-name="P1">Nun folgen die Spalten username, password,email diese sind alle von Datentyp varchar und auf die Länge auf 255 Zeichen beschränkt.</text:p>
      <text:p text:style-name="P1">Die nächste Spalte total_score enthält die Anzahl an Fragen die der Nutzer richtig beantwortet hat, ist von Datentyp int und auf die Länge von 255 Zeichen beschränkt. Die Spalte registerdate enthält dass Datum und die Zeit, wann der Eintrag in der Datenbank erstellt wurde und hat den Datentyp datetime. Die folgenden Spalten score_art, score_bibel, score_eating, score_freetime, score_geography, score_history, score_movies, score_music, score_nature, score_politics, score_science, score_technology, score_series enthalten alle die ID der zuletzt beantworteten Frage des jeweiligen Themenbereichs. Sie haben den Datentyp int und sind auf die Länge von 255 beschränkt. Counter_right_answer enthält die Anzahl an richtig beantworteten Fragen.Counter_answers enthält die Anzahl an beantworteten Fragen. Counter_wrong_answer enthält die Anzahl an falsch beantworteten Fragen. Und counter_add_questions speichert die Anzahl an Fragen die der Nutzer zum Quiz hinzugefügt hat. Die Spalten counter_right_answer, counter_answer, <text:soft-page-break/>counter_wrong_answer, counter_add_questions haben alle den Datentyp int und sind auf eine Länge von 255 beschränkt. Die letzte Spalte status ist ein varchar mit einer maximalen Länge von 255 Zeichen. Die Spalte hat entweder „user“ oder „admin“ gespeichert. Sie gibt den Status des Benutzers 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4T14:33:49.96</meta:creation-date>
    <dc:date>2017-04-25T20:14:00.62</dc:date>
    <meta:editing-duration>PT19M15S</meta:editing-duration>
    <meta:editing-cycles>2</meta:editing-cycles>
    <meta:generator>OpenOffice/4.1.2$Win32 OpenOffice.org_project/412m3$Build-9782</meta:generator>
    <meta:document-statistic meta:table-count="0" meta:image-count="0" meta:object-count="0" meta:page-count="2" meta:paragraph-count="6" meta:word-count="422" meta:character-count="3018"/>
  </office:meta>
</office:document-meta>
</file>